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hancery Uralic" svg:font-family="'Chancery Ura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bold" officeooo:rsid="0017acd4" officeooo:paragraph-rsid="0017acd4" style:font-size-asian="15pt" style:font-weight-asian="bold" style:font-size-complex="15pt" style:font-weight-complex="bold"/>
    </style:style>
    <style:style style:name="P2" style:family="paragraph" style:parent-style-name="Preformatted_20_Text">
      <style:text-properties fo:font-size="10pt" fo:font-weight="normal" officeooo:rsid="0017acd4" officeooo:paragraph-rsid="0017acd4" style:font-size-asian="8.75pt" style:font-weight-asian="normal" style:font-size-complex="10pt" style:font-weight-complex="normal"/>
    </style:style>
    <style:style style:name="P3" style:family="paragraph" style:parent-style-name="Preformatted_20_Text">
      <style:text-properties fo:font-size="10pt" fo:font-weight="normal" officeooo:rsid="0019a1fe" officeooo:paragraph-rsid="0019a1fe" style:font-size-asian="8.75pt" style:font-weight-asian="normal" style:font-size-complex="10pt" style:font-weight-complex="normal"/>
    </style:style>
    <style:style style:name="P4" style:family="paragraph" style:parent-style-name="Preformatted_20_Text">
      <style:text-properties fo:font-size="10pt" fo:font-weight="normal" officeooo:rsid="001b3ff4" officeooo:paragraph-rsid="001b3ff4" style:font-size-asian="8.75pt" style:font-weight-asian="normal" style:font-size-complex="10pt" style:font-weight-complex="normal"/>
    </style:style>
    <style:style style:name="P5" style:family="paragraph" style:parent-style-name="Preformatted_20_Text">
      <style:text-properties fo:font-size="10pt" fo:font-weight="normal" officeooo:rsid="0018755c" officeooo:paragraph-rsid="0018755c" fo:background-color="#ff6d6d" style:font-size-asian="8.75pt" style:font-weight-asian="normal" style:font-size-complex="10pt" style:font-weight-complex="normal"/>
    </style:style>
    <style:style style:name="P6" style:family="paragraph" style:parent-style-name="Preformatted_20_Text">
      <style:text-properties fo:font-size="10pt" fo:font-weight="normal" officeooo:rsid="0019a1fe" officeooo:paragraph-rsid="0019a1fe" fo:background-color="#dddddd" style:font-size-asian="8.75pt" style:font-weight-asian="normal" style:font-size-complex="10pt" style:font-weight-complex="normal"/>
    </style:style>
    <style:style style:name="P7" style:family="paragraph" style:parent-style-name="Preformatted_20_Text">
      <style:text-properties fo:font-size="10pt" fo:font-weight="normal" officeooo:rsid="001b3ff4" officeooo:paragraph-rsid="001b3ff4" fo:background-color="#5983b0" style:font-size-asian="8.75pt" style:font-weight-asian="normal" style:font-size-complex="10pt" style:font-weight-complex="normal"/>
    </style:style>
    <style:style style:name="P8" style:family="paragraph" style:parent-style-name="Preformatted_20_Text">
      <style:text-properties fo:font-size="10pt" fo:font-weight="normal" officeooo:rsid="001b3ff4" officeooo:paragraph-rsid="001b3ff4" fo:background-color="#a1467e" style:font-size-asian="8.75pt" style:font-weight-asian="normal" style:font-size-complex="10pt" style:font-weight-complex="normal"/>
    </style:style>
    <style:style style:name="P9" style:family="paragraph" style:parent-style-name="Preformatted_20_Text">
      <style:text-properties fo:font-size="10pt" fo:font-weight="normal" officeooo:rsid="001b3ff4" officeooo:paragraph-rsid="001b3ff4" fo:background-color="#dee6ef" style:font-size-asian="8.75pt" style:font-weight-asian="normal" style:font-size-complex="10pt" style:font-weight-complex="normal"/>
    </style:style>
    <style:style style:name="P10" style:family="paragraph" style:parent-style-name="Preformatted_20_Text">
      <style:text-properties fo:font-size="10pt" fo:font-weight="normal" officeooo:rsid="001b3ff4" officeooo:paragraph-rsid="001b3ff4" fo:background-color="#e0c2cd" style:font-size-asian="8.75pt" style:font-weight-asian="normal" style:font-size-complex="10pt" style:font-weight-complex="normal"/>
    </style:style>
    <style:style style:name="P11" style:family="paragraph" style:parent-style-name="Preformatted_20_Text">
      <style:text-properties fo:font-size="10pt" fo:font-weight="normal" officeooo:rsid="001b3ff4" officeooo:paragraph-rsid="001b3ff4" fo:background-color="#dde8cb" style:font-size-asian="8.75pt" style:font-weight-asian="normal" style:font-size-complex="10pt" style:font-weight-complex="normal"/>
    </style:style>
    <style:style style:name="P12" style:family="paragraph" style:parent-style-name="Preformatted_20_Text">
      <style:text-properties fo:font-size="10pt" fo:font-weight="bold" officeooo:rsid="0018755c" officeooo:paragraph-rsid="0019a1fe" style:font-size-asian="8.75pt" style:font-weight-asian="bold" style:font-size-complex="10pt" style:font-weight-complex="bold"/>
    </style:style>
    <style:style style:name="P13" style:family="paragraph" style:parent-style-name="Preformatted_20_Text">
      <style:text-properties style:font-name="Chancery Uralic" fo:font-size="18pt" fo:font-weight="normal" officeooo:rsid="0018755c" officeooo:paragraph-rsid="0018755c" style:font-size-asian="18pt" style:font-weight-asian="normal" style:font-size-complex="18pt" style:font-weight-complex="normal"/>
    </style:style>
    <style:style style:name="P14" style:family="paragraph" style:parent-style-name="Preformatted_20_Text">
      <style:text-properties fo:font-weight="normal" officeooo:rsid="0019a1fe" officeooo:paragraph-rsid="0019a1fe" fo:background-color="#ffffd7" style:font-weight-asian="normal" style:font-weight-complex="normal"/>
    </style:style>
    <style:style style:name="P15" style:family="paragraph" style:parent-style-name="Preformatted_20_Text" style:list-style-name="L1">
      <style:text-properties fo:font-size="10pt" fo:font-weight="normal" officeooo:rsid="0018755c" officeooo:paragraph-rsid="0019a1fe" fo:background-color="#ff6d6d" style:font-size-asian="8.75pt" style:font-weight-asian="normal" style:font-size-complex="10pt" style:font-weight-complex="normal"/>
    </style:style>
    <style:style style:name="P16" style:family="paragraph" style:parent-style-name="Preformatted_20_Text" style:list-style-name="L2">
      <style:text-properties fo:font-size="10pt" fo:font-weight="normal" officeooo:rsid="0019a1fe" officeooo:paragraph-rsid="0019a1fe" fo:background-color="#ffffd7" style:font-size-asian="8.75pt" style:font-weight-asian="normal" style:font-size-complex="10pt" style:font-weight-complex="normal"/>
    </style:style>
    <style:style style:name="P17" style:family="paragraph" style:parent-style-name="Preformatted_20_Text" style:list-style-name="L3">
      <style:text-properties fo:font-size="10pt" fo:font-weight="normal" officeooo:rsid="0019a1fe" officeooo:paragraph-rsid="0019a1fe" fo:background-color="#dddddd" style:font-size-asian="8.75pt" style:font-weight-asian="normal" style:font-size-complex="10pt" style:font-weight-complex="normal"/>
    </style:style>
    <style:style style:name="P18" style:family="paragraph" style:parent-style-name="Preformatted_20_Text" style:list-style-name="L4">
      <style:text-properties fo:font-size="10pt" fo:font-weight="normal" officeooo:rsid="001b3ff4" officeooo:paragraph-rsid="001b3ff4" fo:background-color="#5983b0" style:font-size-asian="8.75pt" style:font-weight-asian="normal" style:font-size-complex="10pt" style:font-weight-complex="normal"/>
    </style:style>
    <style:style style:name="P19" style:family="paragraph" style:parent-style-name="Preformatted_20_Text" style:list-style-name="L5">
      <style:text-properties fo:font-size="10pt" fo:font-weight="normal" officeooo:rsid="001b3ff4" officeooo:paragraph-rsid="001b3ff4" fo:background-color="#a1467e" style:font-size-asian="8.75pt" style:font-weight-asian="normal" style:font-size-complex="10pt" style:font-weight-complex="normal"/>
    </style:style>
    <style:style style:name="P20" style:family="paragraph" style:parent-style-name="Preformatted_20_Text" style:list-style-name="L6">
      <style:text-properties fo:font-size="10pt" fo:font-weight="normal" officeooo:rsid="001b3ff4" officeooo:paragraph-rsid="001b3ff4" fo:background-color="#dee6ef" style:font-size-asian="8.75pt" style:font-weight-asian="normal" style:font-size-complex="10pt" style:font-weight-complex="normal"/>
    </style:style>
    <style:style style:name="P21" style:family="paragraph" style:parent-style-name="Preformatted_20_Text" style:list-style-name="L7">
      <style:text-properties fo:font-size="10pt" fo:font-weight="normal" officeooo:rsid="001b3ff4" officeooo:paragraph-rsid="001b3ff4" fo:background-color="#e0c2cd" style:font-size-asian="8.75pt" style:font-weight-asian="normal" style:font-size-complex="10pt" style:font-weight-complex="normal"/>
    </style:style>
    <style:style style:name="P22" style:family="paragraph" style:parent-style-name="Preformatted_20_Text">
      <style:text-properties fo:font-size="10pt" fo:font-weight="normal" officeooo:rsid="001c46bd" officeooo:paragraph-rsid="001c46bd" fo:background-color="#e0c2cd" style:font-size-asian="8.75pt" style:font-weight-asian="normal" style:font-size-complex="10pt" style:font-weight-complex="normal"/>
    </style:style>
    <style:style style:name="P23" style:family="paragraph" style:parent-style-name="Preformatted_20_Text" style:list-style-name="L8">
      <style:text-properties fo:font-size="10pt" fo:font-weight="normal" officeooo:rsid="001b3ff4" officeooo:paragraph-rsid="001b3ff4" fo:background-color="#dde8cb" style:font-size-asian="8.75pt" style:font-weight-asian="normal" style:font-size-complex="10pt" style:font-weight-complex="normal"/>
    </style:style>
    <style:style style:name="P24" style:family="paragraph" style:parent-style-name="Preformatted_20_Text" style:list-style-name="L9">
      <style:text-properties fo:font-size="10pt" fo:font-weight="normal" officeooo:rsid="001c46bd" officeooo:paragraph-rsid="001c46bd" fo:background-color="#bf819e" style:font-size-asian="8.75pt" style:font-weight-asian="normal" style:font-size-complex="10pt" style:font-weight-complex="normal"/>
    </style:style>
    <style:style style:name="P25" style:family="paragraph" style:parent-style-name="Preformatted_20_Text">
      <style:text-properties fo:font-size="10pt" fo:font-weight="normal" officeooo:rsid="001c46bd" officeooo:paragraph-rsid="001da87f" fo:background-color="#bf819e" style:font-size-asian="8.75pt" style:font-weight-asian="normal" style:font-size-complex="10pt" style:font-weight-complex="normal"/>
    </style:style>
    <style:style style:name="P26" style:family="paragraph" style:parent-style-name="Preformatted_20_Text">
      <style:text-properties fo:font-size="10pt" fo:font-weight="normal" officeooo:rsid="001b3ff4" officeooo:paragraph-rsid="001da87f" fo:background-color="#bf819e" style:font-size-asian="8.75pt" style:font-weight-asian="normal" style:font-size-complex="10pt" style:font-weight-complex="normal"/>
    </style:style>
    <style:style style:name="P27" style:family="paragraph" style:parent-style-name="Preformatted_20_Text">
      <style:text-properties fo:font-size="10pt" fo:font-weight="normal" officeooo:rsid="0028b5a7" officeooo:paragraph-rsid="0028b5a7" fo:background-color="#bf819e" style:font-size-asian="8.75pt" style:font-weight-asian="normal" style:font-size-complex="10pt" style:font-weight-complex="normal"/>
    </style:style>
    <style:style style:name="P28" style:family="paragraph" style:parent-style-name="Preformatted_20_Text">
      <style:text-properties fo:font-size="10pt" fo:font-weight="normal" officeooo:rsid="001c46bd" officeooo:paragraph-rsid="001c46bd" style:font-size-asian="8.75pt" style:font-weight-asian="normal" style:font-size-complex="10pt" style:font-weight-complex="normal"/>
    </style:style>
    <style:style style:name="P29" style:family="paragraph" style:parent-style-name="Preformatted_20_Text">
      <style:text-properties fo:font-size="10pt" fo:font-weight="normal" officeooo:rsid="001b3ff4" officeooo:paragraph-rsid="001b3ff4" style:font-size-asian="8.75pt" style:font-weight-asian="normal" style:font-size-complex="10pt" style:font-weight-complex="normal"/>
    </style:style>
    <style:style style:name="P30" style:family="paragraph" style:parent-style-name="Preformatted_20_Text">
      <style:text-properties fo:font-size="10pt" fo:font-weight="normal" officeooo:rsid="00266031" officeooo:paragraph-rsid="00266031" style:font-size-asian="8.75pt" style:font-weight-asian="normal" style:font-size-complex="10pt" style:font-weight-complex="normal"/>
    </style:style>
    <style:style style:name="P31" style:family="paragraph" style:parent-style-name="Preformatted_20_Text">
      <style:text-properties fo:font-size="10pt" fo:font-weight="normal" officeooo:rsid="002712db" officeooo:paragraph-rsid="002712db" style:font-size-asian="8.75pt" style:font-weight-asian="normal" style:font-size-complex="10pt" style:font-weight-complex="normal"/>
    </style:style>
    <style:style style:name="P32" style:family="paragraph" style:parent-style-name="Preformatted_20_Text">
      <style:text-properties fo:font-size="10pt" fo:font-weight="normal" officeooo:rsid="0028b5a7" officeooo:paragraph-rsid="0028b5a7" style:font-size-asian="8.75pt" style:font-weight-asian="normal" style:font-size-complex="10pt" style:font-weight-complex="normal"/>
    </style:style>
    <style:style style:name="P33" style:family="paragraph" style:parent-style-name="Preformatted_20_Text">
      <style:text-properties fo:font-size="10pt" fo:font-weight="normal" officeooo:rsid="001c46bd" officeooo:paragraph-rsid="001c46bd" fo:background-color="#b3cac7" style:font-size-asian="8.75pt" style:font-weight-asian="normal" style:font-size-complex="10pt" style:font-weight-complex="normal"/>
    </style:style>
    <style:style style:name="P34" style:family="paragraph" style:parent-style-name="Preformatted_20_Text" style:list-style-name="L10">
      <style:text-properties fo:font-size="10pt" fo:font-weight="normal" officeooo:rsid="001c46bd" officeooo:paragraph-rsid="001c46bd" fo:background-color="#b3cac7" style:font-size-asian="8.75pt" style:font-weight-asian="normal" style:font-size-complex="10pt" style:font-weight-complex="normal"/>
    </style:style>
    <style:style style:name="P35" style:family="paragraph" style:parent-style-name="Preformatted_20_Text">
      <style:text-properties fo:font-size="10pt" fo:font-weight="normal" officeooo:rsid="001c46bd" officeooo:paragraph-rsid="001c46bd" fo:background-color="#f6f9d4" style:font-size-asian="8.75pt" style:font-weight-asian="normal" style:font-size-complex="10pt" style:font-weight-complex="normal"/>
    </style:style>
    <style:style style:name="P36" style:family="paragraph" style:parent-style-name="Preformatted_20_Text" style:list-style-name="L12">
      <style:text-properties fo:font-size="10pt" fo:font-weight="normal" officeooo:rsid="001c46bd" officeooo:paragraph-rsid="001c46bd" fo:background-color="#f6f9d4" style:font-size-asian="8.75pt" style:font-weight-asian="normal" style:font-size-complex="10pt" style:font-weight-complex="normal"/>
    </style:style>
    <style:style style:name="P37" style:family="paragraph" style:parent-style-name="Preformatted_20_Text">
      <style:text-properties fo:font-size="10pt" fo:font-weight="normal" officeooo:rsid="00266031" officeooo:paragraph-rsid="00266031" fo:background-color="#bbe33d" style:font-size-asian="8.75pt" style:font-weight-asian="normal" style:font-size-complex="10pt" style:font-weight-complex="normal"/>
    </style:style>
    <style:style style:name="P38" style:family="paragraph" style:parent-style-name="Preformatted_20_Text">
      <style:text-properties fo:font-size="10pt" fo:font-weight="normal" officeooo:rsid="002877b5" officeooo:paragraph-rsid="002877b5" fo:background-color="#2a6099" style:font-size-asian="8.75pt" style:font-weight-asian="normal" style:font-size-complex="10pt" style:font-weight-complex="normal"/>
    </style:style>
    <style:style style:name="P39" style:family="paragraph" style:parent-style-name="Preformatted_20_Text">
      <style:text-properties fo:font-size="10pt" fo:font-weight="normal" officeooo:rsid="0028b5a7" officeooo:paragraph-rsid="0028b5a7" fo:background-color="#b4c7dc" style:font-size-asian="8.75pt" style:font-weight-asian="normal" style:font-size-complex="10pt" style:font-weight-complex="normal"/>
    </style:style>
    <style:style style:name="P40" style:family="paragraph" style:parent-style-name="Preformatted_20_Text">
      <style:text-properties fo:font-size="10pt" fo:font-weight="bold" officeooo:rsid="001b3ff4" officeooo:paragraph-rsid="001b3ff4" style:font-size-asian="8.75pt" style:font-weight-asian="bold" style:font-size-complex="10pt" style:font-weight-complex="bold"/>
    </style:style>
    <style:style style:name="P41" style:family="paragraph" style:parent-style-name="Preformatted_20_Text" style:list-style-name="L1">
      <style:text-properties officeooo:paragraph-rsid="0019a1fe" fo:background-color="#ff6d6d"/>
    </style:style>
    <style:style style:name="P42" style:family="paragraph" style:parent-style-name="Preformatted_20_Text" style:list-style-name="L17">
      <style:text-properties officeooo:paragraph-rsid="0028b5a7" fo:background-color="#bf819e"/>
    </style:style>
    <style:style style:name="P43" style:family="paragraph" style:parent-style-name="Preformatted_20_Text" style:list-style-name="L11">
      <style:text-properties officeooo:paragraph-rsid="001e8e41" fo:background-color="#e0c2cd"/>
    </style:style>
    <style:style style:name="P44" style:family="paragraph" style:parent-style-name="Preformatted_20_Text" style:list-style-name="L15">
      <style:text-properties officeooo:paragraph-rsid="002712db"/>
    </style:style>
    <style:style style:name="P45" style:family="paragraph" style:parent-style-name="Preformatted_20_Text" style:list-style-name="L13">
      <style:text-properties fo:font-weight="bold" officeooo:paragraph-rsid="001e8e41" style:font-weight-asian="bold" style:font-weight-complex="bold"/>
    </style:style>
    <style:style style:name="P46" style:family="paragraph" style:parent-style-name="Preformatted_20_Text" style:list-style-name="L14">
      <style:text-properties officeooo:paragraph-rsid="00266031" fo:background-color="#bbe33d"/>
    </style:style>
    <style:style style:name="P47" style:family="paragraph" style:parent-style-name="Preformatted_20_Text" style:list-style-name="L16">
      <style:text-properties officeooo:paragraph-rsid="002877b5" fo:background-color="#2a6099"/>
    </style:style>
    <style:style style:name="P48" style:family="paragraph" style:parent-style-name="Preformatted_20_Text" style:list-style-name="L18">
      <style:text-properties officeooo:paragraph-rsid="0029dd4a" fo:background-color="#b4c7dc"/>
    </style:style>
    <style:style style:name="P49" style:family="paragraph">
      <style:paragraph-properties fo:text-align="center"/>
    </style:style>
    <style:style style:name="P50" style:family="paragraph">
      <loext:graphic-properties draw:fill="gradient" draw:fill-color="#ffffff" draw:fill-gradient-name="Deep_20_Ocean"/>
      <style:paragraph-properties style:writing-mode="lr-tb"/>
      <style:text-properties style:text-outline="true"/>
    </style:style>
    <style:style style:name="P51" style:family="paragraph">
      <loext:graphic-properties draw:fill-color="#ff0000"/>
      <style:paragraph-properties fo:text-align="center"/>
    </style:style>
    <style:style style:name="P52" style:family="paragraph">
      <loext:graphic-properties draw:fill="gradient" draw:fill-color="#ffffff" draw:fill-gradient-name="Pastel_20_Dream"/>
      <style:paragraph-properties style:writing-mode="lr-tb"/>
    </style:style>
    <style:style style:name="P53" style:family="paragraph">
      <loext:graphic-properties draw:fill="gradient" draw:fill-color="#ffffff" draw:fill-gradient-name="Neon_20_Light"/>
      <style:paragraph-properties style:writing-mode="lr-tb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8755c" style:font-size-asian="8.75pt" style:font-size-complex="10pt"/>
    </style:style>
    <style:style style:name="T3" style:family="text">
      <style:text-properties fo:font-size="10pt" officeooo:rsid="001e8e41" style:font-size-asian="8.75pt" style:font-size-complex="10pt"/>
    </style:style>
    <style:style style:name="T4" style:family="text">
      <style:text-properties fo:font-size="10pt" fo:font-weight="normal" officeooo:rsid="0018755c" style:font-size-asian="8.75pt" style:font-weight-asian="normal" style:font-size-complex="10pt" style:font-weight-complex="normal"/>
    </style:style>
    <style:style style:name="T5" style:family="text">
      <style:text-properties fo:font-size="10pt" fo:font-weight="normal" officeooo:rsid="001c46bd" style:font-size-asian="8.75pt" style:font-weight-asian="normal" style:font-size-complex="10pt" style:font-weight-complex="normal"/>
    </style:style>
    <style:style style:name="T6" style:family="text">
      <style:text-properties fo:font-size="10pt" fo:font-weight="normal" officeooo:rsid="001e8e41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23c74d" style:font-size-asian="8.75pt" style:font-weight-asian="normal" style:font-size-complex="10pt" style:font-weight-complex="normal"/>
    </style:style>
    <style:style style:name="T8" style:family="text">
      <style:text-properties fo:font-size="10pt" fo:font-weight="normal" officeooo:rsid="00266031" style:font-size-asian="8.75pt" style:font-weight-asian="normal" style:font-size-complex="10pt" style:font-weight-complex="normal"/>
    </style:style>
    <style:style style:name="T9" style:family="text">
      <style:text-properties fo:font-size="10pt" fo:font-weight="normal" officeooo:rsid="002712db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02877b5" style:font-size-asian="8.75pt" style:font-weight-asian="normal" style:font-size-complex="10pt" style:font-weight-complex="normal"/>
    </style:style>
    <style:style style:name="T11" style:family="text">
      <style:text-properties fo:font-size="10pt" fo:font-weight="normal" officeooo:rsid="0028b5a7" style:font-size-asian="8.75pt" style:font-weight-asian="normal" style:font-size-complex="10pt" style:font-weight-complex="normal"/>
    </style:style>
    <style:style style:name="T12" style:family="text">
      <style:text-properties fo:font-size="10pt" fo:font-weight="normal" officeooo:rsid="0029dd4a" style:font-size-asian="8.75pt" style:font-weight-asian="normal" style:font-size-complex="10pt" style:font-weight-complex="normal"/>
    </style:style>
    <style:style style:name="T13" style:family="text">
      <style:text-properties fo:font-size="10pt" fo:font-weight="bold" officeooo:rsid="0018755c" style:font-size-asian="8.75pt" style:font-weight-asian="bold" style:font-size-complex="10pt" style:font-weight-complex="bold"/>
    </style:style>
    <style:style style:name="T14" style:family="text">
      <style:text-properties officeooo:rsid="001b676a"/>
    </style:style>
    <style:style style:name="T15" style:family="text">
      <style:text-properties officeooo:rsid="0022fb64"/>
    </style:style>
    <style:style style:name="T16" style:family="text">
      <style:text-properties officeooo:rsid="0024a8eb"/>
    </style:style>
    <style:style style:name="T17" style:family="text">
      <style:text-properties officeooo:rsid="002712db"/>
    </style:style>
    <style:style style:name="T18" style:family="text">
      <style:text-properties officeooo:rsid="002b1098"/>
    </style:style>
    <style:style style:name="T19" style:family="text">
      <style:text-properties style:text-outline="true"/>
    </style:style>
    <style:style style:name="T20" style:family="text">
      <style:text-properties fo:color="#ff0000" loext:opacity="100%" style:text-outline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6cm" fo:text-indent="-0.635cm" fo:margin-left="1.6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1cm" fo:text-indent="-0.635cm" fo:margin-left="2.3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6cm" fo:text-indent="-0.635cm" fo:margin-left="2.9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6cm" fo:text-indent="-0.635cm" fo:margin-left="4.2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6cm" fo:text-indent="-0.635cm" fo:margin-left="5.4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6cm" fo:text-indent="-0.635cm" fo:margin-left="6.7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69a2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ff0000" draw:fill="gradient" draw:fill-color="#ffffff" draw:fill-gradient-name="Deep_20_Ocean" fo:min-height="2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gradient" draw:fill-color="#ffffff" draw:fill-gradient-name="Pastel_20_Dream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gradient" draw:fill-color="#ffffff" draw:fill-gradient-name="Neon_20_Light" fo:min-height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Docker</text:p>
      <text:p text:style-name="P2"/>
      <text:p text:style-name="P13">comandos:</text:p>
      <text:p text:style-name="P2"/>
      <text:p text:style-name="P5">docker version</text:p>
      <text:list xml:id="list1837440080" text:style-name="L1">
        <text:list-item>
          <text:p text:style-name="P15">client</text:p>
        </text:list-item>
        <text:list-item>
          <text:p text:style-name="P41"><text:span text:style-name="T4">server: </text:span><text:span text:style-name="T13">docker engine(se tem o server então podemos subir containers</text:span></text:p>
        </text:list-item>
      </text:list>
      <text:p text:style-name="P12"/>
      <text:p text:style-name="P14"><text:span text:style-name="T2">d</text:span><text:span text:style-name="T1">ocker info</text:span></text:p>
      <text:list xml:id="list71991664" text:style-name="L2">
        <text:list-item>
          <text:p text:style-name="P16">informacoes gerais (container,images,paused,run etc…)</text:p>
        </text:list-item>
      </text:list>
      <text:p text:style-name="P3"/>
      <text:p text:style-name="P6">sintaxe</text:p>
      <text:list xml:id="list2673609793" text:style-name="L3">
        <text:list-item>
          <text:p text:style-name="P17">docker &lt;commando&gt; &lt;sub-comando&gt; &lt;opcoes&gt;</text:p>
        </text:list-item>
      </text:list>
      <text:p text:style-name="P3"/>
      <text:p text:style-name="P7">docker container ls</text:p>
      <text:list xml:id="list815425965" text:style-name="L4">
        <text:list-item>
          <text:p text:style-name="P18">lista os containers <text:span text:style-name="T14">que estao executando</text:span></text:p>
        </text:list-item>
      </text:list>
      <text:p text:style-name="P4"/>
      <text:p text:style-name="P8">docker container ls -a </text:p>
      <text:list xml:id="list3369621313" text:style-name="L5">
        <text:list-item>
          <text:p text:style-name="P19">lista os containers <text:span text:style-name="T14">todos inclusive os </text:span>parados</text:p>
        </text:list-item>
      </text:list>
      <text:p text:style-name="P4"/>
      <text:p text:style-name="P9">docker network ls</text:p>
      <text:list xml:id="list2041876297" text:style-name="L6">
        <text:list-item>
          <text:p text:style-name="P20">lista as redes</text:p>
        </text:list-item>
      </text:list>
      <text:p text:style-name="P4"/>
      <text:p text:style-name="P10">docker volumes ls</text:p>
      <text:list xml:id="list3797287216" text:style-name="L7">
        <text:list-item>
          <text:p text:style-name="P21">lista volumes</text:p>
        </text:list-item>
      </text:list>
      <text:p text:style-name="P4"/>
      <text:p text:style-name="P11">docker (container ou image,network,volumes etc…) --help</text:p>
      <text:list xml:id="list1688133070" text:style-name="L8">
        <text:list-item>
          <text:p text:style-name="P23">o que da para fazer com container,com image e por ai vai</text:p>
        </text:list-item>
      </text:list>
      <text:p text:style-name="P4"/>
      <text:p text:style-name="P26"><draw:line text:anchor-type="paragraph" draw:z-index="2" draw:name="Shape3" draw:style-name="gr4" draw:text-style-name="P51" svg:x1="8.236cm" svg:y1="0.439cm" svg:x2="10.115cm" svg:y2="1.815cm"><text:p/></draw:line><draw:line text:anchor-type="paragraph" draw:z-index="3" draw:name="Shape4" draw:style-name="gr3" draw:text-style-name="P49" svg:x1="7.309cm" svg:y1="0.413cm" svg:x2="3.314cm" svg:y2="2.001cm"><text:p/></draw:line><draw:line text:anchor-type="paragraph" draw:z-index="5" draw:name="Shape6" draw:style-name="gr1" draw:text-style-name="P49" svg:x1="7.442cm" svg:y1="0.515cm" svg:x2="6.833cm" svg:y2="5.066cm"><text:p/></draw:line>docker container run --name web01 -p -d 8080:80<text:span text:style-name="T16">80</text:span> <text:s/>wellistong/springboot2-essentials </text:p>
      <text:list xml:id="list1552812331" text:style-name="L9">
        <text:list-item>
          <text:p text:style-name="P24">rodar container</text:p>
        </text:list-item>
      </text:list>
      <text:p text:style-name="P25"/>
      <text:p text:style-name="P25"><draw:frame text:anchor-type="paragraph" draw:z-index="0" draw:name="Shape1" draw:style-name="gr6" draw:text-style-name="P53" svg:width="4.049cm" svg:height="1.8cm" svg:x="0.669cm" svg:y="0.395cm"><draw:text-box><text:p>-p serve para definir a porta</text:p></draw:text-box></draw:frame><draw:frame text:anchor-type="paragraph" draw:z-index="1" draw:name="Shape2" draw:style-name="gr5" draw:text-style-name="P52" svg:width="5.16cm" svg:height="1.721cm" svg:x="8.659cm" svg:y="0.21cm"><draw:text-box><text:p>-d rodar container sem perder o terminal</text:p><text:p/></draw:text-box></draw:frame></text:p>
      <text:p text:style-name="P25"/>
      <text:p text:style-name="P25"/>
      <text:p text:style-name="P25"/>
      <text:p text:style-name="P25"/>
      <text:p text:style-name="P25"/>
      <text:p text:style-name="P28"/>
      <text:p text:style-name="P33"/>
      <text:p text:style-name="P33"><draw:frame text:anchor-type="paragraph" draw:z-index="4" draw:name="Shape5" draw:style-name="gr2" draw:text-style-name="P50" svg:width="3.705cm" svg:height="2.514cm" svg:x="5.14cm" svg:y="0.258cm"><draw:text-box><text:p><text:span text:style-name="T19">Se for </text:span><text:span text:style-name="T20">-P</text:span><text:span text:style-name="T19"> maiusculo </text:span><text:span text:style-name="T19">ele vai rodar o </text:span><text:span text:style-name="T19">container em uma </text:span><text:span text:style-name="T19">porta aleatoria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docker container stop [id or name container]</text:p>
      <text:list xml:id="list1321123431" text:style-name="L10">
        <text:list-item>
          <text:p text:style-name="P34">parar container</text:p>
        </text:list-item>
      </text:list>
      <text:p text:style-name="P33"/>
      <text:p text:style-name="P22">docker container rm -f 23c ede</text:p>
      <text:list xml:id="list858954438" text:style-name="L11">
        <text:list-item>
          <text:p text:style-name="P43"><text:span text:style-name="T5">p</text:span><text:span text:style-name="T6">ara os container e exclu</text:span><text:span text:style-name="T7">i-los</text:span></text:p>
        </text:list-item>
      </text:list>
      <text:p text:style-name="P28"/>
      <text:p text:style-name="P28"/>
      <text:p text:style-name="P35">docker container rm [id or name container]</text:p>
      <text:list xml:id="list800298493" text:style-name="L12">
        <text:list-item>
          <text:p text:style-name="P36">excluir container</text:p>
        </text:list-item>
      </text:list>
      <text:p text:style-name="P4"/>
      <text:p text:style-name="P4"/>
      <text:p text:style-name="P4"/>
      <text:p text:style-name="P40"><text:soft-page-break/>docker container stop $(docker container ls -a -q)</text:p>
      <text:list xml:id="list2586632475" text:style-name="L13">
        <text:list-item>
          <text:p text:style-name="P45"><text:span text:style-name="T3">este comando pode ser usado para remover tudo de uma vez(rm -f) ou parar todos etc</text:span></text:p>
        </text:list-item>
      </text:list>
      <text:p text:style-name="P4"/>
      <text:p text:style-name="P37">docker container logs web01</text:p>
      <text:list xml:id="list2184841166" text:style-name="L14">
        <text:list-item>
          <text:p text:style-name="P46"><text:span text:style-name="T8">acompanhar os logs do sistema, se adicionar -f vai acomapanhar em tempo real</text:span></text:p>
        </text:list-item>
      </text:list>
      <text:p text:style-name="P30"/>
      <text:p text:style-name="P30">docker container top <text:span text:style-name="T17">web01</text:span></text:p>
      <text:list xml:id="list1525108268" text:style-name="L15">
        <text:list-item>
          <text:p text:style-name="P44"><text:span text:style-name="T9">saber os processos</text:span></text:p>
        </text:list-item>
      </text:list>
      <text:p text:style-name="P31"/>
      <text:p text:style-name="P38">docker container stats web01</text:p>
      <text:list xml:id="list1733046820" text:style-name="L16">
        <text:list-item>
          <text:p text:style-name="P47"><text:span text:style-name="T10">utilizacao dos recursos CPU,MEMORY,limite de memoria,entrada de rede,disco</text:span></text:p>
        </text:list-item>
      </text:list>
      <text:p text:style-name="P4"/>
      <text:p text:style-name="P27">docker container inspect</text:p>
      <text:list xml:id="list2411441062" text:style-name="L17">
        <text:list-item>
          <text:p text:style-name="P42"><text:span text:style-name="T11">saber o que aquele container tem, como image,rede,volumes…</text:span></text:p>
        </text:list-item>
      </text:list>
      <text:p text:style-name="P32"/>
      <text:p text:style-name="P39">docker container inspect -f {{.Platform}} web01</text:p>
      <text:list xml:id="list3867707480" text:style-name="L18">
        <text:list-item>
          <text:p text:style-name="P48"><text:span text:style-name="T12">pegar coisas especifica do inspect como platform,name do container,network….</text:span></text:p>
        </text:list-item>
      </text:list>
      <text:p text:style-name="P4"/>
      <text:p text:style-name="P4"/>
      <text:p text:style-name="P4"/>
      <text:p text:style-name="P4">aula <text:span text:style-name="T18">5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hancery Uralic" svg:font-family="'Chancery Ura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Neon_20_Light" draw:display-name="Neon Light" draw:style="ellipsoid" draw:cx="50%" draw:cy="50%" draw:start-color="#127622" draw:end-color="#ffffff" draw:start-intensity="100%" draw:end-intensity="100%" draw:angle="0deg" draw:border="15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0T11:34:45.112454027</dc:date>
    <meta:editing-duration>PT1H10M19S</meta:editing-duration>
    <meta:editing-cycles>16</meta:editing-cycles>
    <meta:generator>LibreOffice/7.0.4.2$Linux_X86_64 LibreOffice_project/00$Build-2</meta:generator>
    <meta:document-statistic meta:table-count="0" meta:image-count="0" meta:object-count="0" meta:page-count="2" meta:paragraph-count="40" meta:word-count="224" meta:character-count="1408" meta:non-whitespace-character-count="1237"/>
  </office:meta>
</office:document-meta>
</file>